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180d8c" officeooo:paragraph-rsid="00180d8c"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Times New Roman" fo:font-size="14pt" style:text-underline-style="none" fo:font-weight="normal" officeooo:rsid="003c96a8" officeooo:paragraph-rsid="003c96a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style:text-underline-style="none" fo:font-weight="normal" officeooo:rsid="00188a28" officeooo:paragraph-rsid="00188a2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style:text-underline-style="none" fo:font-weight="normal" officeooo:rsid="0018fca3" officeooo:paragraph-rsid="0018fca3"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style:text-underline-style="none" fo:font-weight="normal" officeooo:rsid="001a75a8" officeooo:paragraph-rsid="001a75a8"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style:text-underline-style="none" fo:font-weight="normal" officeooo:rsid="0021f085" officeooo:paragraph-rsid="0021f085"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style:text-underline-style="none" fo:font-weight="normal" officeooo:rsid="002310b0" officeooo:paragraph-rsid="002310b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style:text-underline-style="none" fo:font-weight="normal" officeooo:rsid="002795ae" officeooo:paragraph-rsid="002795a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style:text-underline-style="none" fo:font-weight="normal" officeooo:rsid="00299ab5" officeooo:paragraph-rsid="00299ab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style:text-underline-style="none" fo:font-weight="normal" officeooo:rsid="00299ab5" officeooo:paragraph-rsid="002ae6f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style:text-underline-style="none" fo:font-weight="normal" officeooo:rsid="002be68f" officeooo:paragraph-rsid="002be68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style:text-underline-style="none" fo:font-weight="normal" officeooo:rsid="002f2499" officeooo:paragraph-rsid="0030e8ce"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style:text-underline-style="none" fo:font-weight="normal" officeooo:rsid="002f2499" officeooo:paragraph-rsid="00316a89"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style:text-underline-style="none" fo:font-weight="normal" officeooo:rsid="0030e8ce" officeooo:paragraph-rsid="0030e8ce"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style:text-underline-style="none" fo:font-weight="normal" officeooo:rsid="0030e8ce" officeooo:paragraph-rsid="00316a8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style:text-underline-style="none" fo:font-weight="normal" officeooo:rsid="0032b0ff" officeooo:paragraph-rsid="0032b0ff"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style:text-underline-style="none" fo:font-weight="normal" officeooo:rsid="003510a8" officeooo:paragraph-rsid="003510a8"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style:text-underline-style="none" fo:font-weight="normal" officeooo:rsid="003ca576" officeooo:paragraph-rsid="003ca576"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style:text-underline-style="none" fo:font-weight="normal" officeooo:rsid="003d4f91" officeooo:paragraph-rsid="003d4f91"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style:text-underline-style="none" fo:font-weight="normal" officeooo:rsid="0040beae" officeooo:paragraph-rsid="0040beae"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style:text-underline-style="none" fo:font-weight="normal" officeooo:rsid="0043acc9" officeooo:paragraph-rsid="0043acc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style:text-underline-style="none" fo:font-weight="normal" officeooo:rsid="004419fa" officeooo:paragraph-rsid="004419f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style:text-underline-style="none" fo:font-weight="normal" officeooo:rsid="004733b7" officeooo:paragraph-rsid="004733b7"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style:text-underline-style="none" fo:font-weight="normal" officeooo:rsid="0048cb1a" officeooo:paragraph-rsid="0048cb1a"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style:text-underline-style="none" fo:font-weight="normal" officeooo:rsid="004982d1" officeooo:paragraph-rsid="004982d1"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style:text-underline-style="none" fo:font-weight="normal" officeooo:rsid="0052643a" officeooo:paragraph-rsid="0052643a"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style:text-underline-style="none" fo:font-weight="normal" officeooo:rsid="0056bdad" officeooo:paragraph-rsid="0056bdad"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style:text-underline-style="none" fo:font-weight="normal" officeooo:rsid="005cbfc8" officeooo:paragraph-rsid="005cbfc8"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style:text-underline-style="none" fo:font-weight="normal" officeooo:rsid="005cbfc8" officeooo:paragraph-rsid="005dc70d"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2735cb" officeooo:paragraph-rsid="002735cb"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556fc4" officeooo:paragraph-rsid="00556fc4"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4ed9b" officeooo:paragraph-rsid="0064ed9b"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6937c" officeooo:paragraph-rsid="0066937c"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b623b" officeooo:paragraph-rsid="006b623b"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f4ea9" officeooo:paragraph-rsid="006f4ea9"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725b30" officeooo:paragraph-rsid="00725b30"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75b9c2" officeooo:paragraph-rsid="0075b9c2" style:font-size-asian="12.25pt" style:font-weight-asian="normal" style:font-size-complex="14pt" style:font-weight-complex="normal"/>
    </style:style>
    <style:style style:name="P41" style:family="paragraph" style:parent-style-name="Standard">
      <style:paragraph-properties fo:text-align="start" style:justify-single-word="false" fo:break-before="page"/>
      <style:text-properties style:font-name="Times New Roman" fo:font-size="14pt" style:text-underline-style="none" fo:font-weight="normal" officeooo:rsid="003c96a8" officeooo:paragraph-rsid="003c96a8" style:font-size-asian="12.25pt" style:font-weight-asian="normal"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8fca3"/>
    </style:style>
    <style:style style:name="T3" style:family="text">
      <style:text-properties style:text-underline-style="solid" style:text-underline-width="auto" style:text-underline-color="font-color" officeooo:rsid="0041dd4d"/>
    </style:style>
    <style:style style:name="T4" style:family="text">
      <style:text-properties style:text-underline-style="solid" style:text-underline-width="auto" style:text-underline-color="font-color" officeooo:rsid="0057757c"/>
    </style:style>
    <style:style style:name="T5" style:family="text">
      <style:text-properties officeooo:rsid="0018fca3"/>
    </style:style>
    <style:style style:name="T6" style:family="text">
      <style:text-properties style:text-underline-style="none"/>
    </style:style>
    <style:style style:name="T7" style:family="text">
      <style:text-properties style:text-underline-style="none" officeooo:rsid="0067d2a3"/>
    </style:style>
    <style:style style:name="T8" style:family="text">
      <style:text-properties style:text-underline-style="none" officeooo:rsid="00693388"/>
    </style:style>
    <style:style style:name="T9" style:family="text">
      <style:text-properties style:text-underline-style="none" officeooo:rsid="006a1d24"/>
    </style:style>
    <style:style style:name="T10" style:family="text">
      <style:text-properties style:text-underline-style="none" officeooo:rsid="006c9384"/>
    </style:style>
    <style:style style:name="T11" style:family="text">
      <style:text-properties style:text-underline-style="none" officeooo:rsid="006e120f"/>
    </style:style>
    <style:style style:name="T12" style:family="text">
      <style:text-properties style:text-underline-style="none" officeooo:rsid="00701574"/>
    </style:style>
    <style:style style:name="T13" style:family="text">
      <style:text-properties style:text-underline-style="none" officeooo:rsid="0071e14b"/>
    </style:style>
    <style:style style:name="T14" style:family="text">
      <style:text-properties style:text-underline-style="none" officeooo:rsid="00737db7"/>
    </style:style>
    <style:style style:name="T15" style:family="text">
      <style:text-properties style:text-underline-style="none" officeooo:rsid="0074a7bc"/>
    </style:style>
    <style:style style:name="T16" style:family="text">
      <style:text-properties style:text-underline-style="none" officeooo:rsid="0075e131"/>
    </style:style>
    <style:style style:name="T17" style:family="text">
      <style:text-properties style:text-underline-style="none" officeooo:rsid="007723d2"/>
    </style:style>
    <style:style style:name="T18" style:family="text">
      <style:text-properties style:text-underline-style="none" officeooo:rsid="00788e2b"/>
    </style:style>
    <style:style style:name="T19" style:family="text">
      <style:text-properties officeooo:rsid="001a46ae"/>
    </style:style>
    <style:style style:name="T20" style:family="text">
      <style:text-properties officeooo:rsid="001c2025"/>
    </style:style>
    <style:style style:name="T21" style:family="text">
      <style:text-properties officeooo:rsid="0023d0ad"/>
    </style:style>
    <style:style style:name="T22" style:family="text">
      <style:text-properties officeooo:rsid="00289ec1"/>
    </style:style>
    <style:style style:name="T23" style:family="text">
      <style:text-properties officeooo:rsid="002ac71f"/>
    </style:style>
    <style:style style:name="T24" style:family="text">
      <style:text-properties officeooo:rsid="00316a89"/>
    </style:style>
    <style:style style:name="T25" style:family="text">
      <style:text-properties officeooo:rsid="003510a8"/>
    </style:style>
    <style:style style:name="T26" style:family="text">
      <style:text-properties officeooo:rsid="00391bd4"/>
    </style:style>
    <style:style style:name="T27" style:family="text">
      <style:text-properties officeooo:rsid="003a661c"/>
    </style:style>
    <style:style style:name="T28" style:family="text">
      <style:text-properties officeooo:rsid="003ca576"/>
    </style:style>
    <style:style style:name="T29" style:family="text">
      <style:text-properties officeooo:rsid="003d99b8"/>
    </style:style>
    <style:style style:name="T30" style:family="text">
      <style:text-properties officeooo:rsid="003f4320"/>
    </style:style>
    <style:style style:name="T31" style:family="text">
      <style:text-properties officeooo:rsid="0041dd4d"/>
    </style:style>
    <style:style style:name="T32" style:family="text">
      <style:text-properties officeooo:rsid="004419fa"/>
    </style:style>
    <style:style style:name="T33" style:family="text">
      <style:text-properties officeooo:rsid="0045e4ea"/>
    </style:style>
    <style:style style:name="T34" style:family="text">
      <style:text-properties officeooo:rsid="0046d09d"/>
    </style:style>
    <style:style style:name="T35" style:family="text">
      <style:text-properties officeooo:rsid="0047d398"/>
    </style:style>
    <style:style style:name="T36" style:family="text">
      <style:text-properties officeooo:rsid="004a6992"/>
    </style:style>
    <style:style style:name="T37" style:family="text">
      <style:text-properties officeooo:rsid="004c51d7"/>
    </style:style>
    <style:style style:name="T38" style:family="text">
      <style:text-properties officeooo:rsid="00528f2e"/>
    </style:style>
    <style:style style:name="T39" style:family="text">
      <style:text-properties officeooo:rsid="00559d5f"/>
    </style:style>
    <style:style style:name="T40" style:family="text">
      <style:text-properties officeooo:rsid="0057757c"/>
    </style:style>
    <style:style style:name="T41" style:family="text">
      <style:text-properties officeooo:rsid="005b2250"/>
    </style:style>
    <style:style style:name="T42" style:family="text">
      <style:text-properties officeooo:rsid="005dadd1"/>
    </style:style>
    <style:style style:name="T43" style:family="text">
      <style:text-properties officeooo:rsid="005dc70d"/>
    </style:style>
    <style:style style:name="T44" style:family="text">
      <style:text-properties officeooo:rsid="006933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artie I : Les fondateurs de la discipline</text:p>
      <text:p text:style-name="P3"/>
      <text:p text:style-name="P3"/>
      <text:p text:style-name="P3"/>
      <text:p text:style-name="P4">Séance 1 : Tocqueville et Durkheim, la liberté et l’intégration</text:p>
      <text:p text:style-name="P4"/>
      <text:p text:style-name="P4"/>
      <text:p text:style-name="P5">I. <text:s/>Alexis Tocqueville</text:p>
      <text:p text:style-name="P5">Alexis Tocqueville (1805 – 1859), est issu du milieu aristocratique, sa famille fournissait ministres, grands juges et autres sous le règne de Louis XVI. La révolution ayant abolit les privilèges il n’en profitera pas.</text:p>
      <text:p text:style-name="P6">Il passera un concours pour être juge.</text:p>
      <text:p text:style-name="P6"/>
      <text:p text:style-name="P6">1830 → (25 ans), il part aux USA avec comme mission d’étudier le système pénitencier américain. Pendant deux ils sillonne donc les USA ce qui lui permet d’avoir un regard enrichi sur l’ensemble de la société.</text:p>
      <text:p text:style-name="P6"/>
      <text:p text:style-name="P6">1832 → <text:span text:style-name="T5">Suite à son voyage, il écrit le livre </text:span><text:span text:style-name="T2">De la démocratie en Amérique</text:span><text:span text:style-name="T5">. C’est un précurseur de par sa démarche nouvelle d’aller aux USA.</text:span></text:p>
      <text:p text:style-name="P6"/>
      <text:p text:style-name="P7">1839 → Devient député.</text:p>
      <text:p text:style-name="P7"/>
      <text:p text:style-name="P7">1842 → Il élu à l’académie Française, ce qui montre bien son intégration ainsi que la légitimé au yeux de la société.</text:p>
      <text:p text:style-name="P7"/>
      <text:p text:style-name="P7">1849 → Il devient ministre des affaires étrangères, en effet émerge de plus en plus une pensée que les USA représente l’avenir de part sa montée en puissance, <text:span text:style-name="T19">Tocqueville étant reconnu pour sa connaissance et sa notoriété sur les USA, est donc vu comme un ministre de choix.</text:span></text:p>
      <text:p text:style-name="P7"/>
      <text:p text:style-name="P8">1856 – 1859 → Tocqueville rédige <text:span text:style-name="T1">L’ancien Régime et la Révolution</text:span>. Il mourra avant de pouvoir achevé son œuvre et son livre sera <text:span text:style-name="T20">publié à titre posthume. Dans ce livre il pose l’hypothèse de continuité, s’opposant ainsi à la thèse de rupture, c’est à dire que la révolution n’a pas détruit l’État Français comme il était sous la monarchie, mais a au contraire continué la prise de puissance de l’État, avec par exemple une centralisation encore plus puissante qu’avant la révolution.</text:span></text:p>
      <text:p text:style-name="P9">Bien que ce livre soit une analyse totalement objective, il sera calomnié, insulté de contre-révolutionnaire ou de monarchiste. </text:p>
      <text:p text:style-name="P9"/>
      <text:p text:style-name="P10"><text:soft-page-break/>19<text:span text:style-name="T21">82 → Comme témoignage de l’objectivité de l’analyse de Tocqueville par rapport à la centralisation de plus en plus puissante après la révolution, le gouvernement français mettre en place en 1982 une loi de décentralisation, reflétant bien la victoire des jacobins à la suite de la révolution.</text:span></text:p>
      <text:p text:style-name="P10"/>
      <text:p text:style-name="P33">L’intérêt de Tocqueville :</text:p>
      <text:p text:style-name="P33"/>
      <text:p text:style-name="P11">1. Tocqueville est un grand comparatiste (<text:span text:style-name="T1">De la démocratie en Amérique</text:span>), comparant la France et les USA. <text:span text:style-name="T22">Il compare l’État Français ainsi que sa société à l’état des USA et sa société.</text:span></text:p>
      <text:p text:style-name="P11"/>
      <text:p text:style-name="P12">Il en vient à constater que les peuples démocratiques sont animés par deux passions contradictoires :</text:p>
      <text:p text:style-name="P12">→ Passion pour la liberté</text:p>
      <text:p text:style-name="P13">→ Passion pour l’égalité <text:s text:c="2"/></text:p>
      <text:p text:style-name="P13">« <text:span text:style-name="T23">Ils veulent l’égalité dans la liberté et, s’ils ne peuvent l’obtenir, dans l’esclavage. »</text:span></text:p>
      <text:p text:style-name="P14">Ces nouvelles sociétés veulent vivre sur le contrat social.</text:p>
      <text:p text:style-name="P14"/>
      <text:p text:style-name="P15">Il constate aussi que la place de la religion n’est pas la même, ainsi en France la révolution est né de la lutte contre la religion et l’installation de la république est synonyme d’affaiblissement de l’église. Ainsi si en France la démocratie exclut la religion, en Amérique les deux coexiste de manière légitime et la religion reste indépendante.</text:p>
      <text:p text:style-name="P15"/>
      <text:p text:style-name="P17">2. Place de la classe moyenne</text:p>
      <text:p text:style-name="P15"/>
      <text:p text:style-name="P18">Tocqueville constante en Amérique que la classe moyenne est capable de gérer la société et l’État de manière convenable, contrairement à l’idée Européenne de l’époque selon laquelle uniquement l’aristocratie peut gouverner et même « mieux que l’aristocratie ».</text:p>
      <text:p text:style-name="P16"/>
      <text:p text:style-name="P16">« <text:span text:style-name="T24">La classe moyenne malgré son éducation incomplète, malgré ses petites passions, malgré ses mœurs vulgaires, cette classe moyenne fait fonctionner la société et mieux que l’aristocratie. »</text:span> </text:p>
      <text:p text:style-name="P16"/>
      <text:p text:style-name="P19">→ Il voit donc dans les USA l’avenir, néanmoins : « Bien sûr, la démocratie créer une société égalitaire, mais noyée dans la médiocrité » <text:span text:style-name="T25">(éducations utilitaire, mœurs vulgaires, petites passions…).</text:span></text:p>
      <text:p text:style-name="P19"/>
      <text:p text:style-name="P20">Ainsi : Aristocratie → Régime de distinction/ <text:s/>République → Nivellement par le bas.</text:p>
      <text:p text:style-name="P20"/>
      <text:p text:style-name="P20">« <text:span text:style-name="T26">Plus l’égalité progresse, plus les inégalité deviennent insupportables. »</text:span></text:p>
      <text:p text:style-name="P20"><text:tab/>→<text:span text:style-name="T27"> L’égalité est donc un processus créateur de révolution</text:span></text:p>
      <text:p text:style-name="P41">II. <text:span text:style-name="T28">Émile Durkheim</text:span></text:p>
      <text:p text:style-name="P5"/>
      <text:p text:style-name="P21">Émile Durkheim (1858-1917), a une passion pour l’intégration. Fils de Rabbin (famille de Rabbin), il dispose d’une culture religieuse très importante. Il abandonnera sa prédestination à devenir rabbin afin de se concentrer sur d’autres études.</text:p>
      <text:p text:style-name="P21"/>
      <text:p text:style-name="P22">À Normal Sup il va rencontrer Auguste Conte, un père de la sociologie, <text:span text:style-name="T29">une de ses phrases va beaucoup le marquer :</text:span></text:p>
      <text:p text:style-name="P22">« <text:span text:style-name="T30">Chaque science doit expliquer les phénomènes qu’elle étudie, selon des principes qui lui sont propres. »</text:span></text:p>
      <text:p text:style-name="P22"/>
      <text:p text:style-name="P23">Sa thèse de doctorat aura donc comme sujet une nouvelle terminologie pour la sociologie (travail de systématisation) → <text:span text:style-name="T1">Les règles de la méthode sociologiqu</text:span><text:span text:style-name="T3">e</text:span><text:span text:style-name="T31">.</text:span></text:p>
      <text:p text:style-name="P23"/>
      <text:p text:style-name="P24">1896 → <text:span text:style-name="T32">Nommé professeur à l’université de Bordeaux</text:span></text:p>
      <text:p text:style-name="P24"/>
      <text:p text:style-name="P25">1893 → <text:span text:style-name="T1">De la division sociale du travail</text:span>, « Pendant très longtemps, la cohésion de la société était basée sur la religion, identité, histoire, … <text:span text:style-name="T33">Les nouvelles sociétés sont basés sur la division du travail. »</text:span></text:p>
      <text:p text:style-name="P25"><text:tab/><text:tab/>→<text:span text:style-name="T34"> Naissance de la spécialisation, principe de l’utilité de l’individu comme base de la société</text:span></text:p>
      <text:p text:style-name="P25"/>
      <text:p text:style-name="P26">1897 → <text:span text:style-name="T1">Le suicide</text:span>, livre très important, <text:span text:style-name="T35">suite à une enquête sur le terrain et des analyses statistiques, Durkheim se rend compte que les gens se suicident dans des périodes de prospérité économique, quand certains sont « laissés sur le carreau », le suicide pour des raisons psychologique est minime.</text:span></text:p>
      <text:p text:style-name="P26"/>
      <text:p text:style-name="P27">1915 → Pamphlet : <text:span text:style-name="T1">Qui a voulu la guerre ?</text:span></text:p>
      <text:p text:style-name="P27"/>
      <text:p text:style-name="P27">Mort en 1917.</text:p>
      <text:p text:style-name="P27"/>
      <text:p text:style-name="P27"/>
      <text:p text:style-name="P28">Émile Durkheim <text:span text:style-name="T36">très conformiste (laïque, républicain, anti-clérical), </text:span>et la IIIème république sont travaillés par deux questions :</text:p>
      <text:p text:style-name="P28"/>
      <text:p text:style-name="P28">- Religieuse, qui se concrétisera par la loi de 1905. La religion est marginalisée et il y a des tentatives de mettre en place une morale laïque.</text:p>
      <text:p text:style-name="P28"/>
      <text:p text:style-name="P28">- <text:span text:style-name="T37">Sociale : Que faire des pauvres ? Avant toute la paysannerie était dispersée sur le territoire, mais la révolution industrielle amène de plus en plus de paysans concentrés dans les villes. Cette masse totalement déraciné inquiète les puissants de l’époque, avec la naissance en parallèle, du syndicalisme, du socialisme, …</text:span></text:p>
      <text:p text:style-name="P29"><text:soft-page-break/>Durkheim a donc fait un travail sur l’intégration, la fondation d’une nouvelle morale laïque républicain, ayant comme but de servir de ciment fédérant les classes sociales <text:span text:style-name="T38">et remplaçant la religion dans la société.</text:span></text:p>
      <text:p text:style-name="P29"/>
      <text:p text:style-name="P29"/>
      <text:p text:style-name="P34">III. La naissance d’une nouvelle science, <text:span text:style-name="T39">la sociologie</text:span></text:p>
      <text:p text:style-name="P34"/>
      <text:p text:style-name="P30">Dans son livre, <text:span text:style-name="T4">Les règles de la méthode sociologique</text:span><text:span text:style-name="T40">, Durkheim va fixer l’objet de la sociologie : « L’objet de la sociologie est le fait social ».</text:span></text:p>
      <text:p text:style-name="P30"/>
      <text:p text:style-name="P30">« <text:span text:style-name="T41">Est fait social tout manière de faire fixé ou non, susceptible d’exercer sur l’individu une contrainte extérieure. » </text:span></text:p>
      <text:p text:style-name="P30"/>
      <text:p text:style-name="P32">Exemple : </text:p>
      <text:p text:style-name="P32"/>
      <text:p text:style-name="P32">- La densité de population dans un lieu est une contrainte qui se fait sur nous à nos dépend. <text:span text:style-name="T42">C’est donc un fait social.</text:span></text:p>
      <text:p text:style-name="P31"/>
      <text:p text:style-name="P31">- <text:span text:style-name="T43">La représentation sociale est extérieure à nous et subite. Elle est transmise de générations en générations et exerce sur nous une contrainte extérieure. C’est donc un fait social.</text:span></text:p>
      <text:p text:style-name="P31"/>
      <text:p text:style-name="P35">Règles principales du travail scientifique sociologique selon Durkheim :</text:p>
      <text:p text:style-name="P35"><text:span text:style-name="T6"/></text:p>
      <text:p text:style-name="P35"><text:span text:style-name="T6"/></text:p>
      <text:p text:style-name="P36"><text:span text:style-name="T6">1. « Considérons les faits sociaux comme des choses », c’est à dire que celui qui agit en sociologue doit construire un statut extérieur sur le milieu qu’il analyse.</text:span></text:p>
      <text:p text:style-name="P36"><text:span text:style-name="T6"><text:tab/>→</text:span><text:span text:style-name="T7"> Prendre de la distance sur ce que l’on étudie, </text:span><text:span text:style-name="T8">par exemple grâce aux statistiques comme dans </text:span><text:span text:style-name="T44">Le suicide</text:span><text:span text:style-name="T8">, </text:span><text:span text:style-name="T9">afin d’arriver à une étude objective.</text:span></text:p>
      <text:p text:style-name="P36"><text:span text:style-name="T9"/></text:p>
      <text:p text:style-name="P37"><text:span text:style-name="T9">2. </text:span><text:span text:style-name="T6">Lorsqu’on veut faire une œuvre scientifique, </text:span><text:span text:style-name="T10">écarter les pré-notions, rompre avec le sens commun.</text:span></text:p>
      <text:p text:style-name="P37"><text:span text:style-name="T10"><text:tab/>→ Oser penser à contre courant, afin d’apporter un regard nouveau, </text:span><text:span text:style-name="T11">même si le prix de cela peut être la marginalisation.</text:span></text:p>
      <text:p text:style-name="P37"><text:span text:style-name="T11"/></text:p>
      <text:p text:style-name="P38"><text:span text:style-name="T11">3. </text:span><text:span text:style-name="T12">Comme on ne peut pas faire d’expériences dans laboratoire afin de reproduire un fait social, il faut utiliser la méthode comparative. </text:span><text:span text:style-name="T13">Comparaison de plusieurs sociétés entre elles, ou comparer une même société à un moment différent de l’histoire.</text:span></text:p>
      <text:p text:style-name="P38"><text:span text:style-name="T13"/></text:p>
      <text:p text:style-name="P39"><text:span text:style-name="T13">4. </text:span><text:span text:style-name="T14">« Expliquer le social par le social », </text:span><text:span text:style-name="T15">ne pas essayer de trouver d’explications psychologiques, historiques, économiques à un fait social.</text:span></text:p>
      <text:p text:style-name="P39"><text:span text:style-name="T15"/></text:p>
      <text:p text:style-name="P40"><text:soft-page-break/>Anomie :<text:span text:style-name="T6"> </text:span><text:span text:style-name="T16">On dit d’une période qu’elle est anomique quant il s’agit d’une transition entre deux périodes, </text:span><text:span text:style-name="T17">ce qui en découle est une société sans règles</text:span><text:span text:style-name="T18"> régissant </text:span><text:span text:style-name="T17">le monde.</text:span></text:p>
      <text:p text:style-name="P40"><text:span text:style-name="T17"/></text:p>
      <text:p text:style-name="P40"><text:span text:style-name="T17"/></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14:42.884956920</meta:creation-date>
    <dc:date>2018-10-01T18:50:44.071251508</dc:date>
    <meta:editing-duration>PT1H40M9S</meta:editing-duration>
    <meta:editing-cycles>95</meta:editing-cycles>
    <meta:generator>LibreOffice/6.1.1.2$Linux_X86_64 LibreOffice_project/10$Build-2</meta:generator>
    <meta:document-statistic meta:table-count="0" meta:image-count="0" meta:object-count="0" meta:page-count="5" meta:paragraph-count="57" meta:word-count="1269" meta:character-count="7759" meta:non-whitespace-character-count="6531"/>
  </office:meta>
</office:document-meta>
</file>